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Bericht</text:p>
      <text:p text:style-name="Standard"/>
      <text:p text:style-name="Standard">Datensätze</text:p>
      <text:p text:style-name="Standard">Der Datensatz Bevölkerungsdichte hat die Variablen Hauptwohnsitzbevölkerung und Fläche in Quadratmeter und die Bevölkerungsdichte für die 25 Stadtbezirke und Gesamtmünchen von den Jahren von 2002 bis 2024.<text:s/></text:p>
      <text:p text:style-name="Standard">Der<text:s/>Datensatz Mobilitätsziffer hat die Variablen Mobilitätsziffer, welche ausdrückt wie viele Menschen pro 1000 Einwohner innerhalb eines räumlichen Gebiets umgezogen sind, Basiswert 1 bis Basiswert 5 und Ausprägung von Jahr 2000 bis 2024. Die Ausprägung bezieht sich auf die Staatsbürgerschaft und liegt im Datensatz in 3 möglichen Ausprägungen vor: deutsch, nicht deutsch und insgesamt, während im Bevölkerungsdichtedatensatz nur insgesamt vorliegt. Basiswert 5 ist die mittlere Wohnsitzbevölkerung während Basiswert 1 bis 4 jeweils für außerstädtische Zugezogene, innerstädtische Zugezogene, außerstädtische Weggezogene und innerstädtische Weggezogene.<text:s/></text:p>
      <text:p text:style-name="Standard">Bevölkerungsentwicklung</text:p>
      <text:p text:style-name="Standard">Der Trend der Bevölkerungsentwicklung der letzten 20 Jahre in München ist ganz klar steigend. Jedoch steigt die Bevölkerung nicht mehr so schnell wie vor 20 oder 15 Jahren. Die Bevölkerungsentwicklung unterscheidet sich deutlich in den verschiedenen Stadtbezirken. So haben einige Stadtbezirke seit ca. 2016 eine stagnierende bzw. sogar leicht sinkende Bevölkerungsentwicklung. Die Bevölkerungsdichte unterscheidet sich in den Stadtbezirken deutlich. Tendenziell haben hierbei zentralere Stadtbezirke eine höhere<text:s/>Bevölkerungsdichte als dezentrale.<text:s/></text:p>
      <text:p text:style-name="Standard"/>
      <text:p text:style-name="Standard">Wohnmobilität</text:p>
      <text:p text:style-name="Standard">Die Mobilitätsziffer ist auf einen leicht sinkenden Trend in den letzten 20 Jahren. Nicht deutsche Staatsbürger ziehen prozentual deutlich öfters weg, sowohl innerstädtisch als auch außerstädtisch als deutsche Staatsbürger. <text:s/>Insgesamt ziehen seit über 10 Jahren deutlich mehr deutsche Staatsbürger aus München weg als nach München, was durch das Umgekehrte Verhalten der nicht deutschen Staatsbürger ein kaschiert wird, sodass es zu einem Nettozuzug kommt. Der Zu – und Wegzug unterscheidet sich in den einzelnen<text:s/>Stadtbezirken. So hat z.B. Aubing in den letzten Jahren sehr viele Zugezogene. Noch weiter</text:p>
      <text:p text:style-name="Standard"/>
      <text:p text:style-name="Standard">Exel Jahrbu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vid Breuninger</meta:initial-creator>
    <dc:creator>David Breuninger</dc:creator>
    <meta:creation-date>2026-03-17T22:15:00Z</meta:creation-date>
    <dc:date>2026-03-19T00:19:00Z</dc:date>
    <meta:template xlink:href="Normal" xlink:type="simple"/>
    <meta:editing-cycles>3</meta:editing-cycles>
    <meta:editing-duration>PT0S</meta:editing-duration>
    <meta:document-statistic meta:page-count="1" meta:paragraph-count="4" meta:word-count="286" meta:character-count="2087" meta:row-count="15" meta:non-whitespace-character-count="1805"/>
  </office:meta>
</office:document-meta>
</file>